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3" style:family="paragraph" style:parent-style-name="Text_20_body">
      <style:text-properties fo:color="#4c4c4c"/>
    </style:style>
    <style:style style:name="P4" style:family="paragraph" style:parent-style-name="Standard">
      <style:text-properties fo:color="#000000"/>
    </style:style>
    <style:style style:name="P5" style:family="paragraph" style:parent-style-name="Standard">
      <style:paragraph-properties fo:text-align="start"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6" style:family="paragraph" style:parent-style-name="Standard">
      <style:paragraph-properties fo:text-align="center"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7" style:family="paragraph" style:parent-style-name="Standard">
      <style:paragraph-properties fo:text-align="center" style:justify-single-word="false" style:text-autospace="none"/>
      <style:text-properties fo:color="#000000" style:font-name="Calibri,Bold" fo:font-size="11pt" fo:font-weight="normal" style:font-name-asian="Calibri,Bold" style:font-size-asian="11pt" style:font-weight-asian="normal" style:font-name-complex="Calibri,Bold" style:font-size-complex="11pt" style:font-weight-complex="normal"/>
    </style:style>
    <style:style style:name="P8"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style:font-name-asian="Calibri,Bold" style:font-size-asian="10pt" style:font-weight-asian="bold" style:font-name-complex="Calibri,Bold" style:font-size-complex="10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0" style:family="paragraph" style:parent-style-name="Standard">
      <style:paragraph-properties fo:text-align="center"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1" style:family="paragraph" style:parent-style-name="Standard">
      <style:paragraph-properties fo:text-align="center" style:justify-single-word="false" style:text-autospace="none"/>
      <style:text-properties fo:color="#4f82be" style:font-name="Calibri" fo:font-size="26pt" style:font-name-asian="Calibri" style:font-size-asian="26pt" style:font-name-complex="Calibri" style:font-size-complex="26pt"/>
    </style:style>
    <style:style style:name="P12" style:family="paragraph" style:parent-style-name="Standard">
      <style:text-properties fo:color="#4c4c4c"/>
    </style:style>
    <style:style style:name="P13" style:family="paragraph" style:parent-style-name="Standard">
      <style:paragraph-properties fo:margin-left="0.706cm" fo:margin-right="0cm" fo:text-indent="0cm" style:auto-text-indent="false"/>
      <style:text-properties fo:color="#000000"/>
    </style:style>
    <style:style style:name="P14" style:family="paragraph" style:parent-style-name="Standard">
      <style:paragraph-properties fo:margin-left="0.706cm" fo:margin-right="0cm" fo:text-indent="0cm" style:auto-text-indent="false"/>
      <style:text-properties fo:color="#4c4c4c"/>
    </style:style>
    <style:style style:name="P15" style:family="paragraph" style:parent-style-name="Text_20_body">
      <style:paragraph-properties fo:margin-left="0.706cm" fo:margin-right="0cm" fo:text-indent="0cm" style:auto-text-indent="false"/>
      <style:text-properties fo:color="#4c4c4c"/>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Standard" style:list-style-name="L1">
      <style:text-properties fo:color="#000000"/>
    </style:style>
    <style:style style:name="P20" style:family="paragraph" style:parent-style-name="Standard" style:list-style-name="L3">
      <style:text-properties fo:color="#000000"/>
    </style:style>
    <style:style style:name="P21" style:family="paragraph" style:parent-style-name="Standard" style:list-style-name="L2">
      <style:text-properties fo:color="#4c4c4c"/>
    </style:style>
    <style:style style:name="P22" style:family="paragraph" style:parent-style-name="Standard" style:list-style-name="L3">
      <style:text-properties fo:color="#4c4c4c"/>
    </style:style>
    <style:style style:name="P23" style:family="paragraph" style:parent-style-name="Heading_20_1">
      <style:text-properties fo:color="#000000"/>
    </style:style>
    <style:style style:name="P24" style:family="paragraph" style:parent-style-name="Heading_20_1">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25" style:family="paragraph" style:parent-style-name="Heading_20_2">
      <style:text-properties fo:color="#000000"/>
    </style:style>
    <style:style style:name="P26" style:family="paragraph" style:parent-style-name="Heading_20_3">
      <style:text-properties fo:color="#000000"/>
    </style:style>
    <style:style style:name="P27" style:family="paragraph" style:parent-style-name="Heading_20_3">
      <style:paragraph-properties fo:margin-left="0.706cm" fo:margin-right="0cm" fo:text-indent="0cm" style:auto-text-indent="false"/>
      <style:text-properties fo:color="#000000"/>
    </style:style>
    <style:style style:name="P28" style:family="paragraph" style:parent-style-name="Text_20_body">
      <style:text-properties fo:color="#4c4c4c"/>
    </style:style>
    <style:style style:name="P29" style:family="paragraph" style:parent-style-name="Text_20_body" style:list-style-name="L3">
      <style:text-properties fo:color="#4c4c4c"/>
    </style:style>
    <style:style style:name="P30" style:family="paragraph" style:parent-style-name="Text_20_body">
      <style:text-properties fo:color="#000000"/>
    </style:style>
    <style:style style:name="P31" style:family="paragraph" style:parent-style-name="Text_20_body">
      <style:text-properties fo:color="#000000" officeooo:rsid="000c90d0" officeooo:paragraph-rsid="000c90d0"/>
    </style:style>
    <style:style style:name="P32" style:family="paragraph" style:parent-style-name="Text_20_body">
      <style:text-properties officeooo:rsid="000c90d0"/>
    </style:style>
    <style:style style:name="P33" style:family="paragraph" style:parent-style-name="Text_20_body">
      <style:text-properties officeooo:rsid="000c90d0" officeooo:paragraph-rsid="000c90d0"/>
    </style:style>
    <style:style style:name="P34" style:family="paragraph" style:parent-style-name="Text_20_body">
      <style:text-properties style:font-name="Liberation Sans" fo:font-size="14pt" fo:font-style="italic" fo:font-weight="bold" officeooo:rsid="000c90d0" officeooo:paragraph-rsid="000c90d0" style:font-size-asian="14pt" style:font-style-asian="italic" style:font-weight-asian="bold" style:font-size-complex="14pt" style:font-style-complex="italic" style:font-weight-complex="bold"/>
    </style:style>
    <style:style style:name="T1" style:family="text">
      <style:text-properties fo:font-variant="normal" fo:text-transform="none" fo:color="#000000" style:font-name="Linux Libertine" fo:letter-spacing="normal" fo:language="pl" fo:country="PL" fo:font-style="normal" fo:font-weight="normal"/>
    </style:style>
    <style:style style:name="T2" style:family="text">
      <style:text-properties fo:color="#4c4c4c"/>
    </style:style>
    <style:style style:name="T3" style:family="text">
      <style:text-properties officeooo:rsid="000d0d9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ytuł Gry]</text:p>
      <text:p text:style-name="P6"/>
      <text:p text:style-name="P6">Game Design Document</text:p>
      <text:p text:style-name="P10"/>
      <text:p text:style-name="P6">Wersja</text:p>
      <text:p text:style-name="P7">1.2</text:p>
      <text:p text:style-name="P6">Grupa</text:p>
      <text:p text:style-name="P7">„Gra Tower Defence”</text:p>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8"/>
      <text:p text:style-name="P9"/>
      <text:p text:style-name="P9"/>
      <text:p text:style-name="P9"/>
      <text:p text:style-name="P9"/>
      <text:p text:style-name="P9"/>
      <text:p text:style-name="P9"/>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16"><text:a xlink:type="simple" xlink:href="#__RefHeading__6718_308913615" text:style-name="Index_20_Link" text:visited-style-name="Index_20_Link">Do Zrobienia<text:tab/>3</text:a></text:p>
          <text:p text:style-name="P16"><text:a xlink:type="simple" xlink:href="#__RefHeading__671_186367736" text:style-name="Index_20_Link" text:visited-style-name="Index_20_Link">Uwagi<text:tab/>3</text:a></text:p>
          <text:p text:style-name="P16"><text:a xlink:type="simple" xlink:href="#__RefHeading__6759_308913615" text:style-name="Index_20_Link" text:visited-style-name="Index_20_Link">Omówienie<text:tab/>3</text:a></text:p>
          <text:p text:style-name="P17"><text:a xlink:type="simple" xlink:href="#__RefHeading__749_1204297543" text:style-name="Index_20_Link" text:visited-style-name="Index_20_Link">Platformy docelowe<text:tab/>4</text:a></text:p>
          <text:p text:style-name="P17"><text:a xlink:type="simple" xlink:href="#__RefHeading__6722_308913615" text:style-name="Index_20_Link" text:visited-style-name="Index_20_Link">Styl Graficzny<text:tab/>4</text:a></text:p>
          <text:p text:style-name="P17"><text:a xlink:type="simple" xlink:href="#__RefHeading__6761_308913615" text:style-name="Index_20_Link" text:visited-style-name="Index_20_Link">Styl Audio<text:tab/>4</text:a></text:p>
          <text:p text:style-name="P16"><text:a xlink:type="simple" xlink:href="#__RefHeading__6726_308913615" text:style-name="Index_20_Link" text:visited-style-name="Index_20_Link">Interface Użytkownika<text:tab/>4</text:a></text:p>
          <text:p text:style-name="P17"><text:a xlink:type="simple" xlink:href="#__RefHeading__6728_308913615" text:style-name="Index_20_Link" text:visited-style-name="Index_20_Link">Menu główne<text:tab/>4</text:a></text:p>
          <text:p text:style-name="P17"><text:a xlink:type="simple" xlink:href="#__RefHeading__662_817053931" text:style-name="Index_20_Link" text:visited-style-name="Index_20_Link">Menu kampanii<text:tab/>4</text:a></text:p>
          <text:p text:style-name="P17"><text:a xlink:type="simple" xlink:href="#__RefHeading__6730_308913615" text:style-name="Index_20_Link" text:visited-style-name="Index_20_Link">Menu ulepszeń <text:tab/>5</text:a></text:p>
          <text:p text:style-name="P17"><text:a xlink:type="simple" xlink:href="#__RefHeading__6732_308913615" text:style-name="Index_20_Link" text:visited-style-name="Index_20_Link">Ekran ustawień gry<text:tab/>5</text:a></text:p>
          <text:p text:style-name="P17"><text:a xlink:type="simple" xlink:href="#__RefHeading__6734_308913615" text:style-name="Index_20_Link" text:visited-style-name="Index_20_Link">Menu opcji<text:tab/>5</text:a></text:p>
          <text:p text:style-name="P17"><text:a xlink:type="simple" xlink:href="#__RefHeading__6736_308913615" text:style-name="Index_20_Link" text:visited-style-name="Index_20_Link">HUD<text:tab/>5</text:a></text:p>
          <text:p text:style-name="P17"><text:a xlink:type="simple" xlink:href="#__RefHeading__6738_308913615" text:style-name="Index_20_Link" text:visited-style-name="Index_20_Link">Ekran „Koniec Gry”<text:tab/>5</text:a></text:p>
          <text:p text:style-name="P17"><text:a xlink:type="simple" xlink:href="#__RefHeading__6740_308913615" text:style-name="Index_20_Link" text:visited-style-name="Index_20_Link">Wybór Poziomu <text:tab/>5</text:a></text:p>
          <text:p text:style-name="P18"><text:a xlink:type="simple" xlink:href="#__RefHeading__6742_308913615" text:style-name="Index_20_Link" text:visited-style-name="Index_20_Link">Typy poziomów:<text:tab/>5</text:a></text:p>
          <text:p text:style-name="P18"><text:a xlink:type="simple" xlink:href="#__RefHeading__6763_308913615" text:style-name="Index_20_Link" text:visited-style-name="Index_20_Link">Pełna lista poziomów<text:tab/>5</text:a></text:p>
          <text:p text:style-name="P16"><text:a xlink:type="simple" xlink:href="#__RefHeading__6744_308913615" text:style-name="Index_20_Link" text:visited-style-name="Index_20_Link">Gameplay<text:tab/>6</text:a></text:p>
          <text:p text:style-name="P17"><text:a xlink:type="simple" xlink:href="#__RefHeading__654_817053931" text:style-name="Index_20_Link" text:visited-style-name="Index_20_Link">Rozpoczęcie gry<text:tab/>6</text:a></text:p>
          <text:p text:style-name="P17"><text:a xlink:type="simple" xlink:href="#__RefHeading__753_1204297543" text:style-name="Index_20_Link" text:visited-style-name="Index_20_Link">Przebieg misji<text:tab/>6</text:a></text:p>
          <text:p text:style-name="P17"><text:a xlink:type="simple" xlink:href="#__RefHeading__6746_308913615" text:style-name="Index_20_Link" text:visited-style-name="Index_20_Link">Mechanika<text:tab/>7</text:a></text:p>
          <text:p text:style-name="P17"><text:a xlink:type="simple" xlink:href="#__RefHeading__6765_308913615" text:style-name="Index_20_Link" text:visited-style-name="Index_20_Link">Sterowanie<text:tab/>7</text:a></text:p>
          <text:p text:style-name="P17"><text:a xlink:type="simple" xlink:href="#__RefHeading__6767_308913615" text:style-name="Index_20_Link" text:visited-style-name="Index_20_Link">Tryby gry<text:tab/>7</text:a></text:p>
          <text:p text:style-name="P17"><text:a xlink:type="simple" xlink:href="#__RefHeading__6748_308913615" text:style-name="Index_20_Link" text:visited-style-name="Index_20_Link">Wygrana<text:tab/>7</text:a></text:p>
          <text:p text:style-name="P18"><text:a xlink:type="simple" xlink:href="#__RefHeading__6750_308913615" text:style-name="Index_20_Link" text:visited-style-name="Index_20_Link">Punkty<text:tab/>7</text:a></text:p>
          <text:p text:style-name="P17"><text:a xlink:type="simple" xlink:href="#__RefHeading__6754_308913615" text:style-name="Index_20_Link" text:visited-style-name="Index_20_Link">Achievementy<text:tab/>8</text:a></text:p>
          <text:p text:style-name="P16"><text:a xlink:type="simple" xlink:href="#__RefHeading__6771_308913615" text:style-name="Index_20_Link" text:visited-style-name="Index_20_Link">Zasoby<text:tab/>8</text:a></text:p>
          <text:p text:style-name="P17"><text:a xlink:type="simple" xlink:href="#__RefHeading__6773_308913615" text:style-name="Index_20_Link" text:visited-style-name="Index_20_Link">Wrogowie<text:tab/>8</text:a></text:p>
          <text:p text:style-name="P17"><text:a xlink:type="simple" xlink:href="#__RefHeading__656_817053931" text:style-name="Index_20_Link" text:visited-style-name="Index_20_Link">Wieże<text:tab/>8</text:a></text:p>
          <text:p text:style-name="P17"><text:a xlink:type="simple" xlink:href="#__RefHeading__6777_308913615" text:style-name="Index_20_Link" text:visited-style-name="Index_20_Link">Ulepszenia<text:tab/>8</text:a></text:p>
          <text:p text:style-name="P17"><text:a xlink:type="simple" xlink:href="#__RefHeading__6779_308913615" text:style-name="Index_20_Link" text:visited-style-name="Index_20_Link">Środowisko<text:tab/>8</text:a></text:p>
          <text:p text:style-name="P17"><text:a xlink:type="simple" xlink:href="#__RefHeading__6781_308913615" text:style-name="Index_20_Link" text:visited-style-name="Index_20_Link">Audio<text:tab/>8</text:a></text:p>
          <text:p text:style-name="P16"><text:a xlink:type="simple" xlink:href="#__RefHeading__6783_308913615" text:style-name="Index_20_Link" text:visited-style-name="Index_20_Link">Fabuła <text:tab/>8</text:a></text:p>
          <text:p text:style-name="P17"><text:a xlink:type="simple" xlink:href="#__RefHeading__6785_308913615" text:style-name="Index_20_Link" text:visited-style-name="Index_20_Link">Filmiki<text:tab/>8</text:a></text:p>
          <text:p text:style-name="P16"><text:a xlink:type="simple" xlink:href="#__RefHeading__618_179418820" text:style-name="Index_20_Link" text:visited-style-name="Index_20_Link">Słownik<text:tab/>9</text:a></text:p>
          <text:p text:style-name="P17"><text:a xlink:type="simple" xlink:href="#__RefHeading__673_186367736" text:style-name="Index_20_Link" text:visited-style-name="Index_20_Link">Steampunk<text:tab/>9</text:a></text:p>
          <text:p text:style-name="P17"><text:a xlink:type="simple" xlink:href="#__RefHeading__675_186367736" text:style-name="Index_20_Link" text:visited-style-name="Index_20_Link">Pixel art<text:tab/>9</text:a></text:p>
          <text:p text:style-name="P17"><text:a xlink:type="simple" xlink:href="#__RefHeading__677_186367736" text:style-name="Index_20_Link" text:visited-style-name="Index_20_Link">Misja, Poziom<text:tab/>9</text:a></text:p>
          <text:p text:style-name="P17"><text:a xlink:type="simple" xlink:href="#__RefHeading__664_817053931" text:style-name="Index_20_Link" text:visited-style-name="Index_20_Link">Menu kampanii, Mapa kampanii<text:tab/>9</text:a></text:p>
          <text:p text:style-name="P17"><text:a xlink:type="simple" xlink:href="#__RefHeading__666_817053931" text:style-name="Index_20_Link" text:visited-style-name="Index_20_Link">Gracz<text:tab/>9</text:a></text:p>
          <text:p text:style-name="P17"><text:a xlink:type="simple" xlink:href="#__RefHeading__668_817053931" text:style-name="Index_20_Link" text:visited-style-name="Index_20_Link">Wieża<text:tab/>9</text:a></text:p>
          <text:p text:style-name="P17"><text:a xlink:type="simple" xlink:href="#__RefHeading__670_817053931" text:style-name="Index_20_Link" text:visited-style-name="Index_20_Link">Żołnierz wroga, Wróg<text:tab/>9</text:a></text:p>
          <text:p text:style-name="P17"><text:a xlink:type="simple" xlink:href="#__RefHeading__672_817053931" text:style-name="Index_20_Link" text:visited-style-name="Index_20_Link">Ścieżka<text:tab/>9</text:a></text:p>
          <text:p text:style-name="P17"><text:a xlink:type="simple" xlink:href="#__RefHeading__674_817053931" text:style-name="Index_20_Link" text:visited-style-name="Index_20_Link">Punkt początkowy ścieżki<text:tab/>9</text:a></text:p>
          <text:p text:style-name="P17"><text:a xlink:type="simple" xlink:href="#__RefHeading__676_817053931" text:style-name="Index_20_Link" text:visited-style-name="Index_20_Link">Punkt końcowy ścieżki<text:tab/>10</text:a></text:p>
          <text:p text:style-name="P17"><text:a xlink:type="simple" xlink:href="#__RefHeading__678_817053931" text:style-name="Index_20_Link" text:visited-style-name="Index_20_Link">Fundusze<text:tab/>10</text:a></text:p>
          <text:p text:style-name="P17"><text:a xlink:type="simple" xlink:href="#__RefHeading__680_817053931" text:style-name="Index_20_Link" text:visited-style-name="Index_20_Link">Punkty życia<text:tab/>10</text:a></text:p>
          <text:p text:style-name="P17"><text:soft-page-break/><text:a xlink:type="simple" xlink:href="#__RefHeading__682_817053931" text:style-name="Index_20_Link" text:visited-style-name="Index_20_Link">Unity<text:tab/>10</text:a></text:p>
          <text:p text:style-name="P17"><text:a xlink:type="simple" xlink:href="#__RefHeading__684_817053931" text:style-name="Index_20_Link" text:visited-style-name="Index_20_Link">Urządzenie mobilne<text:tab/>10</text:a></text:p>
          <text:p text:style-name="P17"><text:a xlink:type="simple" xlink:href="#__RefHeading__686_817053931" text:style-name="Index_20_Link" text:visited-style-name="Index_20_Link">Przeglądarka internetowa<text:tab/>10</text:a></text:p>
          <text:p text:style-name="P17"><text:a xlink:type="simple" xlink:href="#__RefHeading__688_817053931" text:style-name="Index_20_Link" text:visited-style-name="Index_20_Link">[kolejny wpis]<text:tab/>10</text:a></text:p>
        </text:index-body>
      </text:table-of-content>
      <text:h text:style-name="P24" text:outline-level="1"/>
      <text:p text:style-name="P2"/>
      <text:p text:style-name="P2"/>
      <text:h text:style-name="P23" text:outline-level="1"/>
      <text:h text:style-name="P23" text:outline-level="1"><text:bookmark-start text:name="__RefHeading__6718_308913615"/>Do Zrobienia<text:bookmark-end text:name="__RefHeading__6718_308913615"/></text:h>
      <text:list xml:id="list7439973568312290638" text:style-name="L1">
        <text:list-item>
          <text:p text:style-name="P19">Uzupełnić treść dokumentu</text:p>
        </text:list-item>
      </text:list>
      <text:h text:style-name="Heading_20_1" text:outline-level="1"><text:bookmark-start text:name="__RefHeading__671_186367736"/>Uwagi<text:bookmark-end text:name="__RefHeading__671_186367736"/></text:h>
      <text:list xml:id="list171048373168123" text:continue-numbering="true" text:style-name="L1">
        <text:list-item>
          <text:p text:style-name="P19">WPISUJCIE DO SLOWNIKA WSZYSKIE POJĘCIA Z KTÓRYCH KOŻYSTACIE PRZY OPISIE CZEGOKOLWIEK</text:p>
        </text:list-item>
        <text:list-item>
          <text:p text:style-name="P19">PAMIĘTAJCIE ŻEBY PRZY KAŻDYM UPLOADZIE ZWIĘKSZYĆ WERSJĘ</text:p>
        </text:list-item>
        <text:list-item>
          <text:p text:style-name="P19">Sugeruję dla ułatwienia zaznaczać tekst pomocniczy uzupełnianych akapitow na szaro – usunie się go na samym końcu</text:p>
        </text:list-item>
      </text:list>
      <text:p text:style-name="P4"/>
      <text:h text:style-name="P23" text:outline-level="1"><text:bookmark-start text:name="__RefHeading__6759_308913615"/>Omówienie<text:bookmark-end text:name="__RefHeading__6759_308913615"/></text:h>
      <text:p text:style-name="P12">1 short sentences about the overall gameplay</text:p>
      <text:p text:style-name="P4">[Tytuł Gry] jest grą typu Tower Defence tworzoną i rozwijaną za pomocą środowiska Unity, targetowaną na środowiska mobilne oraz internetowe. Celem gracza na poszczególnych poziomach jest obrona „ścieżki” i niedopuszczenie by jednostki przeciwnika dotarły na jej koniec. Gracz realizuje ten cel poprzez budowanie wzdłuż ścieżki wież które automatycznie atakują żołnierzy wroga w swoim zasięgu.</text:p>
      <text:p text:style-name="P12">1-2 Paragraphs setting up the storyline or environment of the game. <text:s/>Describe the first 2 minutes after the player hits the start button</text:p>
      <text:p text:style-name="P4">Po rozpoczęciu rozgrywki gracz widzi mapę kampanii, na której kolejno pojawiają się dostępne misje – poziomy gry. Gdy gracz wybierze jeden z dostępnych poziomów i ustawi jego parametry startowe przenosi się do właściwego poziomu. Po rozpoczęciu misji gracz ma możliwość wybudowania kilku wież w ramach dostępnych zasobów początkowych, oraz „wypuszczenia” pierwszej fali przeciwników, w którym to momencie rozpoczyna się właściwa rozgrywka na danym poziomie.</text:p>
      <text:p text:style-name="P4">W trakcie rozgrywki właściwej w określonych odstępach czasu na planszę wkraczają nowe fale wrogów. Gdy określony przeciwnik znajdzie się w zasięgu jednej z wież gracza ta automatycznie rozpoczyna ostrzał wroga aż do zabicia go, lub opuszczenia przez niego zasięgu danej wieży. W przypadku gdy przeciwnik dotrze do punktu końcowego ścieżki gracz traci pewną ilość punktów „życia” dostępnych na danym poziomie.</text:p>
      <text:p text:style-name="P4">W przypadku gdyby gracz utracił wszystkie dostępne na określonym poziomie punkty życia, rozgrywka na tym poziomie kończy się niepowodzeniem. W przeciwnym przypadku, t.j. gdy wszyscy wrogowie zostaną zabici, lub opuszczą mapę a graczowi pozostaną punkty życia, gra na tym poziomie <text:soft-page-break/>kończy się powodzeniem. Gdy gracz ukończy z sukcesem poziom, zostaje nagrodzony pewną ilością punktów, w zależności od wyniku na danym poziomie, a na mapie kampanii zostaje odblokowany kolejny poziom. Zdobyte punkty gracz może wydawać na ulepszenia ułatwiające dalszą rozgrywkę.</text:p>
      <text:p text:style-name="P12">2-3 sentences that sum up the general gameplay, the general visual style and the overall feel of the game.</text:p>
      <text:p text:style-name="P4">Gra utrzymana jest w klimacie Steampunku, z grafiką w stylu pixel art.</text:p>
      <text:h text:style-name="P25" text:outline-level="2"/>
      <text:h text:style-name="P25" text:outline-level="2"><text:bookmark-start text:name="__RefHeading__749_1204297543"/>Platformy docelowe<text:bookmark-end text:name="__RefHeading__749_1204297543"/></text:h>
      <text:p text:style-name="P3">What platforms are you making this game for, what engine is it in, what are the min specs players need to play this, etc etc?</text:p>
      <text:p text:style-name="P1">Platformami docelowymi gry są urządzenia mobilne oraz przeglądarki internetowe.</text:p>
      <text:h text:style-name="P25" text:outline-level="2"><text:bookmark-start text:name="__RefHeading__6722_308913615"/>Styl Graficzny<text:bookmark-end text:name="__RefHeading__6722_308913615"/></text:h>
      <text:p text:style-name="P3">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P3">The section should include visual references as well as concept art of locations, sketches etc.</text:p>
      <text:p text:style-name="P1">Gra jest rysowana w stylu pixel art, natomiast stylistyka grafik jest wzorowana na steampunku.</text:p>
      <text:h text:style-name="P25" text:outline-level="2"><text:bookmark-start text:name="__RefHeading__6761_308913615"/>Styl Audio<text:bookmark-end text:name="__RefHeading__6761_308913615"/></text:h>
      <text:p text:style-name="P3">Describe the Audio style of the game.. </text:p>
      <text:list xml:id="list7518335638246983544" text:style-name="L2">
        <text:list-item>
          <text:p text:style-name="P21">Music style and Genre with References</text:p>
        </text:list-item>
        <text:list-item>
          <text:p text:style-name="P21">Audio Effects style</text:p>
        </text:list-item>
        <text:list-item>
          <text:p text:style-name="P21">The kind of characters that would have dialogue with references</text:p>
        </text:list-item>
        <text:list-item>
          <text:p text:style-name="P21">When dialogue or voice work would be used</text:p>
        </text:list-item>
      </text:list>
      <text:h text:style-name="P23" text:outline-level="1"/>
      <text:h text:style-name="P23" text:outline-level="1"><text:bookmark-start text:name="__RefHeading__6726_308913615"/>Interface Użytkownika<text:bookmark-end text:name="__RefHeading__6726_308913615"/></text:h>
      <text:h text:style-name="P25" text:outline-level="2"><text:bookmark-start text:name="__RefHeading__6728_308913615"/>Menu główne<text:bookmark-end text:name="__RefHeading__6728_308913615"/></text:h>
      <text:p text:style-name="P3">Describe the aesthetics and style of the menu, how it is displayed and how it is interacted with. <text:s/>Cite examples and post images of reference menus.</text:p>
      <text:p text:style-name="P1"/>
      <text:h text:style-name="P25" text:outline-level="2"><text:bookmark-start text:name="__RefHeading__662_817053931"/>Menu kampanii<text:bookmark-end text:name="__RefHeading__662_817053931"/></text:h>
      <text:p text:style-name="P3">Describe the aesthetics and style of the menu, how it is displayed and how it is interacted with. <text:s/>Cite examples and post images of reference menus.</text:p>
      <text:p text:style-name="P1"><text:soft-page-break/></text:p>
      <text:h text:style-name="P25" text:outline-level="2"><text:bookmark-start text:name="__RefHeading__6730_308913615"/>Menu ulepszeń <text:bookmark-end text:name="__RefHeading__6730_308913615"/></text:h>
      <text:p text:style-name="P3">List the elements and options for the UI involved with setting up the player, buying and selling weapons, equiping items, etc etc.</text:p>
      <text:p text:style-name="P1"/>
      <text:h text:style-name="P25" text:outline-level="2"><text:bookmark-start text:name="__RefHeading__6732_308913615"/>Ekran ustawień gry<text:bookmark-end text:name="__RefHeading__6732_308913615"/></text:h>
      <text:p text:style-name="P3">Go over the elements, options and UI involved with setting up or joining a match in multiplayer or starting/resuming a single player game.</text:p>
      <text:h text:style-name="P25" text:outline-level="2"><text:bookmark-start text:name="__RefHeading__6734_308913615"/>Menu opcji<text:bookmark-end text:name="__RefHeading__6734_308913615"/></text:h>
      <text:p text:style-name="P3">Flow Chart and/or Wireframe</text:p>
      <text:h text:style-name="P25" text:outline-level="2"><text:bookmark-start text:name="__RefHeading__6736_308913615"/>HUD<text:bookmark-end text:name="__RefHeading__6736_308913615"/></text:h>
      <text:p text:style-name="P3">Describe what information needs to be displayed and how it will be displayed. <text:s/>Cite examples and shot sample shots of other games that contain similar styles or elements</text:p>
      <text:p text:style-name="P1"/>
      <text:h text:style-name="P25" text:outline-level="2"><text:bookmark-start text:name="__RefHeading__6738_308913615"/>Ekran „Koniec Gry”<text:bookmark-end text:name="__RefHeading__6738_308913615"/></text:h>
      <text:p text:style-name="P3">What information is displayed once a match is finished?</text:p>
      <text:p text:style-name="P1"/>
      <text:h text:style-name="P25" text:outline-level="2"><text:bookmark-start text:name="__RefHeading__6740_308913615"/>Wybór Poziomu <text:bookmark-end text:name="__RefHeading__6740_308913615"/></text:h>
      <text:p text:style-name="P12">Describe the 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4"/>
      <text:h text:style-name="P27" text:outline-level="3"><text:bookmark-start text:name="__RefHeading__6742_308913615"/>Typy poziomów:<text:bookmark-end text:name="__RefHeading__6742_308913615"/></text:h>
      <text:p text:style-name="P14">If there are distinct sectors or groupings of levels(ie: desert, cities, river, outpost) how are they grouped and what groups are planned? <text:s/>How does the player 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13"/>
      <text:h text:style-name="P27" text:outline-level="3"><text:bookmark-start text:name="__RefHeading__6763_308913615"/>Pełna lista poziomów<text:bookmark-end text:name="__RefHeading__6763_308913615"/></text:h>
      <text:p text:style-name="P15">A full rundown of the levels to be included in the game, organized by grouping. <text:s/>Full details of each level should be contained within a separate level design document.</text:p>
      <text:h text:style-name="P23" text:outline-level="1"><text:bookmark-start text:name="__RefHeading__6744_308913615"/><text:soft-page-break/>Gameplay<text:bookmark-end text:name="__RefHeading__6744_308913615"/></text:h>
      <text:p text:style-name="P3">Go over the gameplay from start to finished.. Break this section up into the setup in the beginning, what the first couple things are that happens when the match starts. How do the players prepare or get ready?</text:p>
      <text:list xml:id="list7488231943096386089" text:style-name="L3">
        <text:list-item>
          <text:p text:style-name="P29">What's the middle game like, what will the player spend the majority of his time doing while playing the game?</text:p>
        </text:list-item>
        <text:list-item>
          <text:p text:style-name="P29">What are our emotional objectives in the player, what kind of gameplay are we trying to foster here and how are we achieving or working towards those goals? </text:p>
        </text:list-item>
        <text:list-item>
          <text:p text:style-name="P29">What kind of play styles are available to the player? <text:s/></text:p>
        </text:list-item>
        <text:list-item>
          <text:p text:style-name="P29">How does the player interact with the environment? <text:s/></text:p>
        </text:list-item>
        <text:list-item>
          <text:p text:style-name="P29">What are the main challenges facing the player and how are we rewarding the player for successful behavior.</text:p>
        </text:list-item>
        <text:list-item>
          <text:p text:style-name="P29">Describe the multiplayer aspect of gamplay both from the adversarial/competitive aspect and from the co-operative aspect</text:p>
        </text:list-item>
      </text:list>
      <text:h text:style-name="P25" text:outline-level="2"><text:bookmark-start text:name="__RefHeading__654_817053931"/>Rozpoczęcie gry<text:bookmark-end text:name="__RefHeading__654_817053931"/></text:h>
      <text:list xml:id="list171048384168772" text:continue-list="list7488231943096386089" text:style-name="L3">
        <text:list-item text:start-value="1">
          <text:p text:style-name="P22">Describe how the game loads up, what does the player do?</text:p>
        </text:list-item>
        <text:list-item>
          <text:p text:style-name="P22">What happens after he/she gets past the loading screen and first menu? </text:p>
        </text:list-item>
        <text:list-item>
          <text:p text:style-name="P22">How is the character selection / creation handled?</text:p>
        </text:list-item>
        <text:list-item>
          <text:p text:style-name="P22">How is their character management handled? <text:s/>How do they outfit their character? <text:s/>What is the interface like with the store or management screen? <text:s/></text:p>
        </text:list-item>
        <text:list-item>
          <text:p text:style-name="P22">What does the player use to purchase upgrades for his weapon, how is this currency earned? What can be purchased? <text:s/>Can they sell back?</text:p>
        </text:list-item>
        <text:list-item>
          <text:p text:style-name="P22">Do they even have access to this before the intro campaign?</text:p>
        </text:list-item>
        <text:list-item>
          <text:p text:style-name="P20">Po uruchomieniu i załadowaniu gry użytkownik widzi ekran startowy na którym ma do wyboru następujące opcje: „Nowa gra”, „Kontynuuj” (nieaktywną w przypadku pierwszego uruchomienia) oraz „Ustawienia”.</text:p>
        </text:list-item>
        <text:list-item>
          <text:p text:style-name="P20">Po wybraniu opcji „Nowa gra” lub „Kontynuuj” gracz przenosi się do widoku kampanii, natomiast wybranie opcji „Ustawiania” przenosi go do menu ustawień.</text:p>
        </text:list-item>
        <text:list-item>
          <text:p text:style-name="P20">W widoku kampanii gracz ma możliwość wyboru jednej z dostępnych misji, dodatkowo dostępne są menu ulepszeń, encyklopedia gry, menu osiągnięć (tzw. achievementów) oraz menu ustawień.</text:p>
        </text:list-item>
        <text:list-item>
          <text:p text:style-name="P20">Po wybraniu konkretnej misji wyświetlone zostaje menu misji zawierające jej szczegóły, tło fabularne, możliwość wyboru poziomu trudności rozgrywki oraz przyciski umożliwiające rozpoczęcie rozgrywki lub wyjście z menu misji.</text:p>
        </text:list-item>
      </text:list>
      <text:h text:style-name="P25" text:outline-level="2"><text:bookmark-start text:name="__RefHeading__753_1204297543"/>Przebieg misji<text:bookmark-end text:name="__RefHeading__753_1204297543"/></text:h>
      <text:list xml:id="list171048386175294" text:continue-list="list171048384168772" text:style-name="L3">
        <text:list-item text:start-value="1">
          <text:p text:style-name="P22">After they create and setup their character what do they do? <text:s/>How do they start the game? How do they choose or find a server? <text:s/>Are their choices limited in the beginning?</text:p>
        </text:list-item>
        <text:list-item>
          <text:p text:style-name="P22">Is there a single player option and a multiplayer? <text:s/>Is there some kind of tutorial they go through? Maybe a start mission or a brief little story mode to guide them through the mechanics of the game, introducing them to one mechanic per level, setting up the level so that they need a <text:soft-page-break/>minimum amount of points to pass and that they have to use a specific mechanic in the level to achieve that. <text:s/></text:p>
        </text:list-item>
        <text:list-item>
          <text:p text:style-name="P22">How many levels do they go through to learn all of the basic mechanics?</text:p>
        </text:list-item>
        <text:list-item>
          <text:p text:style-name="P22">General overview of gameplay, how does the level start, what information is displayed to the player before, during and immediately after loading and how is it displayed?</text:p>
        </text:list-item>
        <text:list-item>
          <text:p text:style-name="P22">How are the players setup and spawned? </text:p>
        </text:list-item>
        <text:list-item>
          <text:p text:style-name="P22">Describe the gameplay briefly once the game starts</text:p>
        </text:list-item>
        <text:list-item>
          <text:p text:style-name="P20">Po rozpoczęciu misji gracz widzi mapę poziomu ze ścieżką przemarszu wroga, placami budowy na których ma możliwość zbudowania kilku wież w zależności od funduszy początkowych oraz przycisk wypuszczenia pierwszej fali wrogów.</text:p>
        </text:list-item>
        <text:list-item>
          <text:p text:style-name="P20">Po wypuszczeniu pierwszej fali wrogów na ścieżkę w jej punkcie początkowym zaczynają wkraczać kolejno wrodzy żołnierze.</text:p>
        </text:list-item>
        <text:list-item>
          <text:p text:style-name="P20">Po wkroczeniu wrogiego żołnierza w obszar zasięgu wieży gracza ta rozpoczyna ostrzał, który kontynuuje do momentu zabicia tego żołnierza, bądź opuszczenia przez niego obszaru zasięgu wieży. Następnie wieża rozpoczyna ostrzał kolejnego żołnierza w swoim zasięgu o ile taki istnieje.</text:p>
        </text:list-item>
        <text:list-item>
          <text:p text:style-name="P20">Jeśli jakiś wróg dotrze do punktu końcowego ścieżki gracz traci część dostępnych na tym poziomie punktów życia. Jeśli gracz utraci wszystkie punkty życia rozgrywka na tym poziomie kończy się niepowodzeniem.</text:p>
        </text:list-item>
        <text:list-item>
          <text:p text:style-name="P20">Za każdego zabitego żołnierza wroga gracz otrzymuje pewną ilość funduszy które może wydać na budowę dodatkowych wież.</text:p>
        </text:list-item>
        <text:list-item>
          <text:p text:style-name="P20">W określonych odstępach czasu na mapę wkraczają kolejne fale wroga.</text:p>
        </text:list-item>
        <text:list-item>
          <text:p text:style-name="P20">W przypadku gdy po zabiciu, bądź opuszczeniu mapy przez wszystkich wrogów graczowi pozostaną jeszcze punkty życia rozgrywka na danym poziomie kończy się powodzeniem. Gracz jest przenoszony z powrotem do widoku kampanii na którym zostaje odblokowana kolejna misja.</text:p>
        </text:list-item>
        <text:list-item>
          <text:p text:style-name="P20">Za każdy ukończony poziom gracz otrzymuje pewną liczbę punktów które może wydać, za pośrednictwem menu ulepszeń, na ulepszenia ułatwiające dalszą rozgrywkę.</text:p>
        </text:list-item>
      </text:list>
      <text:h text:style-name="P25" text:outline-level="2"><text:bookmark-start text:name="__RefHeading__6746_308913615"/>Mechanika<text:bookmark-end text:name="__RefHeading__6746_308913615"/></text:h>
      <text:p text:style-name="P3">What kind of mechanics are to be employed in the game? <text:s/>Go over movement, combat, health, equipment usage, special abilities and anything else that governs how the player plays the game.</text:p>
      <text:h text:style-name="P25" text:outline-level="2"><text:bookmark-start text:name="__RefHeading__6765_308913615"/>Sterowanie<text:bookmark-end text:name="__RefHeading__6765_308913615"/></text:h>
      <text:p text:style-name="P3">Describe how the player controls his character, fires his weapon, etc etc.</text:p>
      <text:h text:style-name="P25" text:outline-level="2"><text:bookmark-start text:name="__RefHeading__6767_308913615"/>Tryby gry<text:bookmark-end text:name="__RefHeading__6767_308913615"/></text:h>
      <text:p text:style-name="P3">What modes are available to the player, if any?</text:p>
      <text:h text:style-name="P25" text:outline-level="2"><text:bookmark-start text:name="__RefHeading__6748_308913615"/>Wygrana<text:bookmark-end text:name="__RefHeading__6748_308913615"/></text:h>
      <text:p text:style-name="P3">Describe the conditions for winning the game. <text:s/>How long do matches/games last? <text:s/>What determines when the game is over?</text:p>
      <text:h text:style-name="P26" text:outline-level="3"><text:bookmark-start text:name="__RefHeading__6750_308913615"/><text:soft-page-break/>Punkty<text:bookmark-end text:name="__RefHeading__6750_308913615"/></text:h>
      <text:p text:style-name="P12">After the match is over, how is the score calculated and how are </text:p>
      <text:h text:style-name="P25" text:outline-level="2"><text:bookmark-start text:name="__RefHeading__6754_308913615"/>Achievementy<text:bookmark-end text:name="__RefHeading__6754_308913615"/></text:h>
      <text:p text:style-name="P3">Is there a mission or achievement system? How does it work? <text:s/>What is the purpose of this system? Go over all achievements and rewards</text:p>
      <text:p text:style-name="P1"/>
      <text:h text:style-name="P23" text:outline-level="1"><text:bookmark-start text:name="__RefHeading__6771_308913615"/>Zasoby<text:bookmark-end text:name="__RefHeading__6771_308913615"/></text:h>
      <text:p text:style-name="P3">A technical documentation describing the requirements of all assets created for the game.</text:p>
      <text:p text:style-name="P12">2D: Style and Requirements for model sheets, environmental illustrations, and promo pieces.</text:p>
      <text:p text:style-name="P12">3D: Tri budgets for Chars, props and weapons</text:p>
      <text:p text:style-name="P12">Textures: Dimensions, maps needed and file formats</text:p>
      <text:p text:style-name="P12">Naming conventions with examples</text:p>
      <text:p text:style-name="P12">Animation requirements: Rigging limits, Programs to be used for rigging and animation</text:p>
      <text:p text:style-name="P12"/>
      <text:p text:style-name="P12">A full asset list, budget and schedule will be laid out within a spreadsheetw</text:p>
      <text:h text:style-name="P25" text:outline-level="2"><text:bookmark-start text:name="__RefHeading__6773_308913615"/>Wrogowie<text:bookmark-end text:name="__RefHeading__6773_308913615"/></text:h>
      <text:p text:style-name="P3">A run down of all of the 2D, 3D, Animation and Audio work needed for the enemies in the game. <text:s/>Including back story, abilities and special traits</text:p>
      <text:p text:style-name="P31">Wrogowie będą wychodzić falami. Poruszają się oni po z góry wyznaczonej ścieżce z <text:span text:style-name="T3">punktu początkowego</text:span> do <text:span text:style-name="T3">punktu końcowego ścieżki</text:span>, po dotarciu do <text:span text:style-name="T3">punktu końcowego </text:span>wrogowie odejmują graczowi punkty życia (ilość odjętych punktów jest różna dla różnego rodzaju wrogów). </text:p>
      <text:h text:style-name="P25" text:outline-level="2"><text:bookmark-start text:name="__RefHeading__656_817053931"/>Wieże<text:bookmark-end text:name="__RefHeading__656_817053931"/></text:h>
      <text:p text:style-name="P3">A run down of all of the 2D, 3D, Animation and Audio work needed for the towers in the game. <text:s/>Including costs, upgrade system and special abilities</text:p>
      <text:h text:style-name="P25" text:outline-level="2"><text:bookmark-start text:name="__RefHeading__6777_308913615"/>Ulepszenia<text:bookmark-end text:name="__RefHeading__6777_308913615"/></text:h>
      <text:p text:style-name="P3">A run down of all of the 2D, 3D and Audio work needed for the perks in the game</text:p>
      <text:h text:style-name="P25" text:outline-level="2"><text:bookmark-start text:name="__RefHeading__6779_308913615"/>Środowisko<text:bookmark-end text:name="__RefHeading__6779_308913615"/></text:h>
      <text:p text:style-name="P4"><text:span text:style-name="T2">All global environmental assets(which could be reskinned depending on the level they appear in) to be laid out here as well as their role in the puzzle process and their possible effect on the scene and environment around them</text:span>.</text:p>
      <text:h text:style-name="P25" text:outline-level="2"><text:bookmark-start text:name="__RefHeading__6781_308913615"/>Audio<text:bookmark-end text:name="__RefHeading__6781_308913615"/></text:h>
      <text:p text:style-name="P3">All global audio assets like UI sounds and audio tracks</text:p>
      <text:h text:style-name="P23" text:outline-level="1"><text:bookmark-start text:name="__RefHeading__6783_308913615"/><text:soft-page-break/>Fabuła <text:bookmark-end text:name="__RefHeading__6783_308913615"/></text:h>
      <text:p text:style-name="P3">Desribe the backstory of the game, if any</text:p>
      <text:h text:style-name="P25" text:outline-level="2"><text:bookmark-start text:name="__RefHeading__6785_308913615"/>Filmiki<text:bookmark-end text:name="__RefHeading__6785_308913615"/></text:h>
      <text:p text:style-name="P12">Any cinematics should be listed and described here. <text:s/>Further detail to be found in a beat sheet</text:p>
      <text:p text:style-name="P12"/>
      <text:h text:style-name="P23" text:outline-level="1"><text:bookmark-start text:name="__RefHeading__618_179418820"/>Słownik<text:bookmark-end text:name="__RefHeading__618_179418820"/></text:h>
      <text:p text:style-name="P1">Większość haseł w słowniku została szerzej opisana w działach Interface Użytkownika, Gameplay i/lub Zasoby. Aby uzyskać więcej informacji na temat danego hasła przeczytaj odpowiadające im artykuły w tych działach.</text:p>
      <text:h text:style-name="Heading_20_2" text:outline-level="2"><text:bookmark-start text:name="__RefHeading__673_186367736"/>Steampunk<text:bookmark-end text:name="__RefHeading__673_186367736"/></text:h>
      <text:p text:style-name="Text_20_body">Podgatunek science fiction i fantasy oparty na technologiach i wzorach estetycznych inspirowanych XIX-wieczną przemysłową maszynerią parową. Dobry przykład steampunku mogą stanowić filmy takie jak: „Liga niezwykłych dżentelmenów”, „Bardzo dziki zachód”, „Ruchomy zamek Hauru” a także gry komputerowe: „<text:bookmark text:name="firstHeading"/><text:span text:style-name="T1">Arcanum: Przypowieść o Maszynach i Magyi</text:span>”, „Dishonored” oraz „Syberia”.</text:p>
      <text:h text:style-name="Heading_20_2" text:outline-level="2"><text:bookmark-start text:name="__RefHeading__675_186367736"/>Pixel art<text:bookmark-end text:name="__RefHeading__675_186367736"/></text:h>
      <text:p text:style-name="Text_20_body">Styl tworzenia grafiki rastrowej tak aby rozróżnialne były poszczególne pixele rysunku. Charakterystyczny szczególnie dla starszych produkcji oraz gier w stylu retro.</text:p>
      <text:h text:style-name="Heading_20_2" text:outline-level="2"><text:bookmark-start text:name="__RefHeading__677_186367736"/>Misja, Poziom<text:bookmark-end text:name="__RefHeading__677_186367736"/></text:h>
      <text:p text:style-name="Text_20_body">Pojedynczy poziom gry.</text:p>
      <text:h text:style-name="Heading_20_2" text:outline-level="2"><text:bookmark-start text:name="__RefHeading__664_817053931"/>Menu kampanii, Mapa kampanii<text:bookmark-end text:name="__RefHeading__664_817053931"/></text:h>
      <text:p text:style-name="Text_20_body">Ekran w formie mapy krainy na którym zaznaczone są wszystkie dostępne w danym czasie misje.</text:p>
      <text:h text:style-name="Heading_20_2" text:outline-level="2"><text:bookmark-start text:name="__RefHeading__666_817053931"/>Gracz<text:bookmark-end text:name="__RefHeading__666_817053931"/></text:h>
      <text:p text:style-name="Text_20_body">Użytkownik aplikacji.</text:p>
      <text:h text:style-name="Heading_20_2" text:outline-level="2"><text:bookmark-start text:name="__RefHeading__668_817053931"/>Wieża<text:bookmark-end text:name="__RefHeading__668_817053931"/></text:h>
      <text:p text:style-name="Text_20_body">Podstawowy obiekt w grze. Wieże automatycznie atakują wrogów w swoim zasięgu umożliwiając graczowi pozytywne ukończenie poziomu. Gracz ma możliwość budowania wież na danym poziomie w zakresie posiadanych funduszy.</text:p>
      <text:h text:style-name="Heading_20_2" text:outline-level="2"><text:bookmark-start text:name="__RefHeading__670_817053931"/>Żołnierz wroga, Wróg<text:bookmark-end text:name="__RefHeading__670_817053931"/></text:h>
      <text:p text:style-name="Text_20_body">Pojedyncza jednostka wroga, sterowana przez silnik gry. Podstawowym celem gracza jest niedopuszczenie aby wróg dotarł do punktu końcowego ścieżki na danym poziomie.</text:p>
      <text:h text:style-name="Heading_20_2" text:outline-level="2"><text:bookmark-start text:name="__RefHeading__672_817053931"/><text:soft-page-break/>Ścieżka<text:bookmark-end text:name="__RefHeading__672_817053931"/></text:h>
      <text:p text:style-name="Text_20_body">Wyznaczona trasa po której na danym poziomie poruszają się żołnierze wroga. Posiada punkt początkowy i końcowy.</text:p>
      <text:h text:style-name="Heading_20_2" text:outline-level="2"><text:bookmark-start text:name="__RefHeading__674_817053931"/>Punkt początkowy ścieżki<text:bookmark-end text:name="__RefHeading__674_817053931"/></text:h>
      <text:p text:style-name="Text_20_body">Punkt na początku ścieżki (poza krawędzią ekranu) w którym pojawiają się kolejni żołnierze wroga.</text:p>
      <text:h text:style-name="Heading_20_2" text:outline-level="2"><text:bookmark-start text:name="__RefHeading__676_817053931"/>Punkt końcowy ścieżki<text:bookmark-end text:name="__RefHeading__676_817053931"/></text:h>
      <text:p text:style-name="Text_20_body">Punkt na końcu ścieżki (poza krawędzią ekranu). Jeśli jakikolwiek żołnierz wroga osiągnie punkt końcowy gracz traci część punktów życia. Podstawowym zadaniem gracza jest niedopuszczenie do zaistnienia takiej sytuacji.</text:p>
      <text:h text:style-name="Heading_20_2" text:outline-level="2"><text:bookmark-start text:name="__RefHeading__678_817053931"/>Fundusze<text:bookmark-end text:name="__RefHeading__678_817053931"/></text:h>
      <text:p text:style-name="Text_20_body">Punkty, zliczane indywidualnie dla każdego poziomu, za które gracz może na tym poziomie budować wieże. Gracz otrzymuje pewną ilość funduszy przy rozpoczęciu danego poziomu, oraz każdorazowo poz zabiciu żołnierza wroga.</text:p>
      <text:h text:style-name="Heading_20_2" text:outline-level="2"><text:bookmark-start text:name="__RefHeading__680_817053931"/>Punkty życia<text:bookmark-end text:name="__RefHeading__680_817053931"/></text:h>
      <text:p text:style-name="Text_20_body">Punkty, zliczane indywidualnie dla każdego poziomu, które odzwierciedlają ile jeszcze wrogów może dotrzeć do końca ścieżki bez powodowania niezaliczenia przez gracza poziomu. Gwarantują graczowi margines błędu w trakcie rozgrywki.</text:p>
      <text:h text:style-name="Heading_20_2" text:outline-level="2"><text:bookmark-start text:name="__RefHeading__682_817053931"/>Unity<text:bookmark-end text:name="__RefHeading__682_817053931"/></text:h>
      <text:p text:style-name="Text_20_body">Unity 5 Personal Edition. Środowisko w którym tworzona jest gra [tytuł gry].</text:p>
      <text:h text:style-name="Heading_20_2" text:outline-level="2"><text:bookmark-start text:name="__RefHeading__684_817053931"/>Urządzenie mobilne<text:bookmark-end text:name="__RefHeading__684_817053931"/></text:h>
      <text:p text:style-name="Text_20_body">Dowolne urządzenie mobilne (smartphone lub tablet) z zainstalowanym systemem operacyjnym Android, Windows Phone lub iOS o specyfikacji zgodnej z wymaganiami gry.</text:p>
      <text:h text:style-name="Heading_20_2" text:outline-level="2"><text:bookmark-start text:name="__RefHeading__686_817053931"/>Przeglądarka internetowa<text:bookmark-end text:name="__RefHeading__686_817053931"/></text:h>
      <text:p text:style-name="Text_20_body">Dowolna przeglądarka internetowa z zainstalowaną aktualną wtyczką Unity Web Player.</text:p>
      <text:p text:style-name="Text_20_body"/>
      <text:p text:style-name="P34">Fala</text:p>
      <text:p text:style-name="P33">Fala- jest to grupa wrogów, różnego rodzaju, atakująca gracza w określonej chwili rozgrywki. Rodzaj wrogów i ich ilość jest uzależniona od poziomu gry oraz postępu gry</text:p>
      <text:p text:style-name="P32"/>
      <text:h text:style-name="Heading_20_2" text:outline-level="2"><text:bookmark-start text:name="__RefHeading__688_817053931"/>[kolejny wpis]<text:bookmark-end text:name="__RefHeading__688_817053931"/></text:h>
      <text:p text:style-name="Text_20_body">Treść treś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8:08:16.13</meta:creation-date>
    <dc:date>2015-04-08T17:10:48.274000000</dc:date>
    <meta:editing-duration>PT9H17M24S</meta:editing-duration>
    <meta:editing-cycles>93</meta:editing-cycles>
    <meta:generator>LibreOffice/4.3.3.2$Windows_x86 LibreOffice_project/9bb7eadab57b6755b1265afa86e04bf45fbfc644</meta:generator>
    <meta:document-statistic meta:table-count="0" meta:image-count="0" meta:object-count="0" meta:page-count="10" meta:paragraph-count="212" meta:word-count="2487" meta:character-count="15757" meta:non-whitespace-character-count="13473"/>
  </office:meta>
</office:document-meta>
</file>